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B17]&gt;[.E17];[.C17]=0);1;&quot;&quot;)" office:value-type="float" office:value="1">
            <text:p>1</text:p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 office:value-type="float" office:value="1">
            <text:p>1</text:p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B20]&gt;[.E20];[.C20]=0);1;&quot;&quot;)" office:value-type="float" office:value="1">
            <text:p>1</text:p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 office:value-type="float" office:value="1">
            <text:p>1</text:p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 office:value-type="float" office:value="1">
            <text:p>1</text:p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 office:value-type="float" office:value="1">
            <text:p>1</text:p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 office:value-type="float" office:value="1">
            <text:p>1</text:p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 office:value-type="float" office:value="1">
            <text:p>1</text:p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 office:value-type="float" office:value="1">
            <text:p>1</text:p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 office:value-type="float" office:value="1">
            <text:p>1</text:p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 office:value-type="float" office:value="1">
            <text:p>1</text:p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 office:value-type="float" office:value="1">
            <text:p>1</text:p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 office:value-type="float" office:value="1">
            <text:p>1</text:p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B121]&gt;[.E121];[.C121]=0);1;&quot;&quot;)" office:value-type="float" office:value="1">
            <text:p>1</text:p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B149]&gt;[.E149];[.C149]=0);1;&quot;&quot;)" office:value-type="float" office:value="1">
            <text:p>1</text:p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 office:value-type="float" office:value="1">
            <text:p>1</text:p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 office:value-type="float" office:value="1">
            <text:p>1</text:p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B170]&gt;[.E170];[.C170]=0);1;&quot;&quot;)" office:value-type="float" office:value="1">
            <text:p>1</text:p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 office:value-type="float" office:value="1">
            <text:p>1</text:p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B177]&gt;[.E177];[.C177]=0);1;&quot;&quot;)">
            <text:p/>
          </table:table-cell>
          <table:table-cell table:formula="of:=IF(AND([.B177]&lt;=[.E177];[.C177]=1);1;&quot;&quot;)" office:value-type="float" office:value="1">
            <text:p>1</text:p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 office:value-type="float" office:value="1">
            <text:p>1</text:p>
          </table:table-cell>
          <table:table-cell table:formula="of:=IF(OR(AND([.G177]=1;[.I177]=1);AND([.F177]=1;[.H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 office:value-type="float" office:value="1">
            <text:p>1</text:p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 office:value-type="float" office:value="1">
            <text:p>1</text:p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B240]&gt;[.E240];[.C240]=0);1;&quot;&quot;)" office:value-type="float" office:value="1">
            <text:p>1</text:p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B241]&gt;[.E241];[.C241]=0);1;&quot;&quot;)" office:value-type="float" office:value="1">
            <text:p>1</text:p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 office:value-type="float" office:value="1">
            <text:p>1</text:p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 office:value-type="float" office:value="1">
            <text:p>1</text:p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B283]&gt;[.E283];[.C283]=0);1;&quot;&quot;)" office:value-type="float" office:value="1">
            <text:p>1</text:p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B285]&gt;[.E285];[.C285]=0);1;&quot;&quot;)" office:value-type="float" office:value="1">
            <text:p>1</text:p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B296]&gt;[.E296];[.C296]=0);1;&quot;&quot;)" office:value-type="float" office:value="1">
            <text:p>1</text:p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 office:value-type="float" office:value="1">
            <text:p>1</text:p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 office:value-type="float" office:value="1">
            <text:p>1</text:p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B335]&gt;[.E335];[.C335]=0);1;&quot;&quot;)" office:value-type="float" office:value="1">
            <text:p>1</text:p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 office:value-type="float" office:value="1">
            <text:p>1</text:p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 office:value-type="float" office:value="1">
            <text:p>1</text:p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 office:value-type="float" office:value="1">
            <text:p>1</text:p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 office:value-type="float" office:value="1">
            <text:p>1</text:p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 office:value-type="float" office:value="1">
            <text:p>1</text:p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 office:value-type="float" office:value="1">
            <text:p>1</text:p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 office:value-type="float" office:value="1">
            <text:p>1</text:p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formula="of:=SUM([.H2:.H484])" office:value-type="float" office:value="102">
            <text:p>102</text:p>
          </table:table-cell>
          <table:table-cell table:formula="of:=SUM([.I2:.I484])" office:value-type="float" office:value="14">
            <text:p>14</text:p>
          </table:table-cell>
          <table:table-cell table:formula="of:=SUM([.J2:.J484])" office:value-type="float" office:value="83">
            <text:p>83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71.551724137931">
            <text:p>71.5517241379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1:02:27</dc:date>
    <dc:creator>debian </dc:creator>
    <meta:generator>LibreOffice/3.5$Linux_x86 LibreOffice_project/350m1$Build-2</meta:generator>
    <meta:editing-duration>P0D</meta:editing-duration>
    <meta:editing-cycles>2</meta:editing-cycles>
    <meta:document-statistic meta:table-count="1" meta:cell-count="4844" meta:object-count="0"/>
  </office:meta>
</office:document-meta>
</file>